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谢树强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8d29922">1. Emacs的常用操作</text:a></text:p>
          <text:p text:style-name="Contents_20_2"><text:a xlink:type="simple" xlink:href="#orgcdc8283">1.1. 常见命令</text:a></text:p>
          <text:p text:style-name="Contents_20_2"><text:a xlink:type="simple" xlink:href="#orgb1743e6">1.2. 操作技巧</text:a></text:p>
          <text:p text:style-name="Contents_20_2"><text:a xlink:type="simple" xlink:href="#org940c050">1.3. 打开文件</text:a></text:p>
          <text:p text:style-name="Contents_20_2"><text:a xlink:type="simple" xlink:href="#orgfb1b435">1.4. emacs shell</text:a></text:p>
          <text:p text:style-name="Contents_20_2"><text:a xlink:type="simple" xlink:href="#org09b56f5">1.5. emacs git</text:a></text:p>
          <text:p text:style-name="Contents_20_2"><text:a xlink:type="simple" xlink:href="#orgfbe7534">1.6. 插件</text:a></text:p>
          <text:p text:style-name="Contents_20_3"><text:a xlink:type="simple" xlink:href="#org7df1335">1.6.1. evil</text:a></text:p>
        </text:index-body>
      </text:table-of-content>
      <text:h text:style-name="Heading_20_1" text:outline-level="1" text:is-list-header="false">
<text:bookmark-start text:name="OrgXref.org8d29922"/>
<text:bookmark text:name="org8d29922"/>Emacs的常用操作
<text:bookmark-end text:name="OrgXref.org8d29922"/></text:h>
      <text:h text:style-name="Heading_20_2" text:outline-level="2" text:is-list-header="false">
<text:bookmark-start text:name="OrgXref.orgcdc8283"/>
<text:bookmark text:name="orgcdc8283"/>常见命令
<text:bookmark-end text:name="OrgXref.orgcdc8283"/></text:h>
      <text:list text:style-name="OrgBulletedList" text:continue-numbering="false">
        <text:list-item>
          <text:p text:style-name="Text_20_body">M-x 进入命令行
</text:p>
          <text:list text:style-name="OrgBulletedList" text:continue-numbering="true">
            <text:list-item>
              <text:p text:style-name="Text_20_body">C-g 取消命令
</text:p>
            </text:list-item>
            <text:list-item>
              <text:p text:style-name="Text_20_body">C-h 帮助文档
</text:p>
            </text:list-item>
            <text:list-item>
              <text:p text:style-name="Text_20_body">C-x-q 设置文件只读，重复可取消
</text:p>
            </text:list-item>
          </text:list>
        </text:list-item>
        <text:list-item>
          <text:p text:style-name="Text_20_body">M-x 可以输入函数命令
</text:p>
          <text:list text:style-name="OrgBulletedList" text:continue-numbering="true">
            <text:list-item>
              <text:p text:style-name="Text_20_body">C-x-s 保存文件
</text:p>
            </text:list-item>
            <text:list-item>
              <text:p text:style-name="Text_20_body">C-x-c 退出emacs
</text:p>
            </text:list-item>
            <text:list-item>
              <text:p text:style-name="Text_20_body">C-x b 切换buffer,输入名称打开
</text:p>
            </text:list-item>
            <text:list-item>
              <text:p text:style-name="Text_20_body">C-x-b 打开buffer列表
</text:p>
            </text:list-item>
            <text:list-item>
              <text:p text:style-name="Text_20_body">C-x d 打开目录，可以跳转打开目录
</text:p>
            </text:list-item>
          </text:list>
        </text:list-item>
      </text:list>
      <text:list text:style-name="OrgBulletedList" text:continue-numbering="false">
        <text:list-item>
          <text:p text:style-name="Text_20_body">buffer list标记操作
</text:p>
          <text:list text:style-name="OrgBulletedList" text:continue-numbering="true">
            <text:list-item>
              <text:p text:style-name="Text_20_body">s 添加save标记
</text:p>
            </text:list-item>
            <text:list-item>
              <text:p text:style-name="Text_20_body">d或者C-k 标记关闭标记
</text:p>
            </text:list-item>
            <text:list-item>
              <text:p text:style-name="Text_20_body">o，C-o 打开buffer
</text:p>
            </text:list-item>
            <text:list-item>
              <text:p text:style-name="Text_20_body">1 当前widow打开buffer，evil下无效；
</text:p>
            </text:list-item>
            <text:list-item>
              <text:p text:style-name="Text_20_body">x 执行标记操作
</text:p>
            </text:list-item>
          </text:list>
        </text:list-item>
      </text:list>
      <text:list text:style-name="OrgBulletedList" text:continue-numbering="false">
        <text:list-item>
          <text:p text:style-name="Text_20_body">窗口操作
</text:p>
          <text:list text:style-name="OrgBulletedList" text:continue-numbering="true">
            <text:list-item>
              <text:p text:style-name="Text_20_body">C-x 0 关闭当前窗口
</text:p>
            </text:list-item>
            <text:list-item>
              <text:p text:style-name="Text_20_body">C-x 1 只保留当前窗口
</text:p>
            </text:list-item>
            <text:list-item>
              <text:p text:style-name="Text_20_body">窗口大小调节 <text:span text:style-name="Bold"><text:span text:style-name="Bold">C-x ^</text:span></text:span> 加高当前窗口
</text:p>
            </text:list-item>
            <text:list-item>
              <text:p text:style-name="Text_20_body"><text:span text:style-name="Bold"><text:span text:style-name="Bold">C-x {**变窄，**C-x }</text:span></text:span> 变宽
</text:p>
            </text:list-item>
          </text:list>
        </text:list-item>
      </text:list>
      <text:h text:style-name="Heading_20_2" text:outline-level="2" text:is-list-header="false">
<text:bookmark-start text:name="OrgXref.orgb1743e6"/>
<text:bookmark text:name="orgb1743e6"/>操作技巧
<text:bookmark-end text:name="OrgXref.orgb1743e6"/></text:h>
      <text:list text:style-name="OrgBulletedList" text:continue-numbering="false">
        <text:list-item>
          <text:p text:style-name="Text_20_body">tab折叠，可以将光标移到列表或者标题行，使用tab折叠，必须在evil-insert下
</text:p>
        </text:list-item>
      </text:list>
      <text:h text:style-name="Heading_20_2" text:outline-level="2" text:is-list-header="false">
<text:bookmark-start text:name="OrgXref.org940c050"/>
<text:bookmark text:name="org940c050"/>打开文件
<text:bookmark-end text:name="OrgXref.org940c050"/></text:h>
      <text:list text:style-name="OrgBulletedList" text:continue-numbering="false">
        <text:list-item>
          <text:p text:style-name="Text_20_body">常用操作
</text:p>
          <text:list text:style-name="OrgBulletedList" text:continue-numbering="true">
            <text:list-item>
              <text:p text:style-name="Text_20_body">C-x d 可以选择相应的目录，然后跳转打开文件；
</text:p>
            </text:list-item>
            <text:list-item>
              <text:p text:style-name="Text_20_body">或者在terminal emacs <text:span text:style-name="Bold"><text:span text:style-name="Bold">文件名/目录</text:span></text:span>
</text:p>
            </text:list-item>
          </text:list>
        </text:list-item>
      </text:list>
      <text:list text:style-name="OrgBulletedList" text:continue-numbering="false">
        <text:list-item>
          <text:p text:style-name="Text_20_body">窗口操作
</text:p>
          <text:list text:style-name="OrgBulletedList" text:continue-numbering="true">
            <text:list-item>
              <text:p text:style-name="Text_20_body">切换窗口光标 <text:span text:style-name="Bold"><text:span text:style-name="Bold">C-x o</text:span></text:span>
</text:p>
            </text:list-item>
            <text:list-item>
              <text:p text:style-name="Text_20_body">buffer list操作
</text:p>
              <text:list text:style-name="OrgBulletedList" text:continue-numbering="true">
                <text:list-item>
                  <text:p text:style-name="Text_20_body">移动光标RET打开文件
</text:p>
                </text:list-item>
                <text:list-item>
                  <text:p text:style-name="Text_20_body">存在evil-mode使用o（open),打开文件
</text:p>
                </text:list-item>
                <text:list-item>
                  <text:p text:style-name="Text_20_body">输入D标记文件要删除
</text:p>
                </text:list-item>
              </text:list>
            </text:list-item>
          </text:list>
        </text:list-item>
      </text:list>
      <text:h text:style-name="Heading_20_2" text:outline-level="2" text:is-list-header="false">
<text:bookmark-start text:name="OrgXref.orgfb1b435"/>
<text:bookmark text:name="orgfb1b435"/>emacs shell
<text:bookmark-end text:name="OrgXref.orgfb1b435"/></text:h>
      <text:h text:style-name="Heading_20_2" text:outline-level="2" text:is-list-header="false">
<text:bookmark-start text:name="OrgXref.org09b56f5"/>
<text:bookmark text:name="org09b56f5"/>emacs git
<text:bookmark-end text:name="OrgXref.org09b56f5"/></text:h>
      <text:h text:style-name="Heading_20_2" text:outline-level="2" text:is-list-header="false">
<text:bookmark-start text:name="OrgXref.orgfbe7534"/>
<text:bookmark text:name="orgfbe7534"/>插件
<text:bookmark-end text:name="OrgXref.orgfbe7534"/></text:h>
      <text:h text:style-name="Heading_20_3" text:outline-level="3" text:is-list-header="false">
<text:bookmark-start text:name="OrgXref.org7df1335"/>
<text:bookmark text:name="org7df1335"/>evil
<text:bookmark-end text:name="OrgXref.org7df1335"/></text:h>
      <text:p text:style-name="Text_20_body">ijkgdjk
</text:p>
      <text:list text:style-name="OrgNumberedList" text:continue-numbering="false">
        <text:list-item>
          <text:p text:style-name="Text_20_body">
<text:bookmark-start text:name="OrgXref.org1841d03"/>
<text:bookmark text:name="org1841d03"/>evil配置
<text:bookmark-end text:name="OrgXref.org1841d03"/>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谢树强</dc:creator>
    <meta:initial-creator>谢树强</meta:initial-creator>
    <dc:date>2023-10-13T01:04:48</dc:date>
    <meta:creation-date>2023-10-13T01:04:48</meta:creation-date>
    <meta:generator>Emacs 29.1 (Org mode 9.6.6)</meta:generator>
    <meta:keyword/>
    <dc:subject/>
    <dc:title/>
  </office:meta>
</office:document-meta>
</file>